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5928" calcext:value-type="float">
            <text:p>80.1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7056" calcext:value-type="float">
            <text:p>80.0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0752" calcext:value-type="float">
            <text:p>79.9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202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1504" calcext:value-type="float">
            <text:p>79.8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202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4344" calcext:value-type="float">
            <text:p>79.7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201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201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201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2015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201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6728" calcext:value-type="float">
            <text:p>78.9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201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3432" calcext:value-type="float">
            <text:p>78.5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201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1344" calcext:value-type="float">
            <text:p>78.5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2010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884" calcext:value-type="float">
            <text:p>78.3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200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1032" calcext:value-type="float">
            <text:p>78.3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2009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6712" calcext:value-type="float">
            <text:p>78.0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200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2007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200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8448" calcext:value-type="float">
            <text:p>77.4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200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200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200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200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200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5176" calcext:value-type="float">
            <text:p>76.4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200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199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199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0128" calcext:value-type="float">
            <text:p>75.70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199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6624" calcext:value-type="float">
            <text:p>75.09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199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5688" calcext:value-type="float">
            <text:p>74.46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199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5024" calcext:value-type="float">
            <text:p>73.72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199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9912" calcext:value-type="float">
            <text:p>73.20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199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199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8768" calcext:value-type="float">
            <text:p>72.43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199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0608" calcext:value-type="float">
            <text:p>71.92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199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198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2552" calcext:value-type="float">
            <text:p>71.47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1988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5872" calcext:value-type="float">
            <text:p>71.36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1987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4536" calcext:value-type="float">
            <text:p>71.34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198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198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198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1952" calcext:value-type="float">
            <text:p>70.48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198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2768" calcext:value-type="float">
            <text:p>70.15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198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6672" calcext:value-type="float">
            <text:p>70.14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198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716" calcext:value-type="float">
            <text:p>68.71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197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716" calcext:value-type="float">
            <text:p>68.71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1961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